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4e7b8" officeooo:paragraph-rsid="0004e7b8"/>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text-properties officeooo:rsid="0004e7b8" officeooo:paragraph-rsid="0004e7b8"/>
    </style:style>
    <style:style style:name="P4" style:family="paragraph" style:parent-style-name="Standard">
      <style:paragraph-properties fo:line-height="200%" fo:text-align="center" style:justify-single-word="false"/>
      <style:text-properties officeooo:rsid="0004e7b8" officeooo:paragraph-rsid="000535cf"/>
    </style:style>
    <style:style style:name="P5" style:family="paragraph" style:parent-style-name="Standard">
      <style:paragraph-properties fo:line-height="200%" fo:text-align="center" style:justify-single-word="false"/>
      <style:text-properties officeooo:rsid="000535cf" officeooo:paragraph-rsid="000535cf"/>
    </style:style>
    <style:style style:name="P6" style:family="paragraph" style:parent-style-name="Standard">
      <style:paragraph-properties fo:line-height="200%" fo:text-align="start" style:justify-single-word="false"/>
      <style:text-properties officeooo:rsid="000535cf" officeooo:paragraph-rsid="000535cf"/>
    </style:style>
    <style:style style:name="P7" style:family="paragraph" style:parent-style-name="Standard">
      <style:paragraph-properties fo:line-height="200%" fo:text-align="center" style:justify-single-word="false" fo:break-before="page"/>
      <style:text-properties officeooo:rsid="000535cf" officeooo:paragraph-rsid="000535cf"/>
    </style:style>
    <style:style style:name="P8" style:family="paragraph" style:parent-style-name="Standard">
      <style:paragraph-properties fo:margin-left="0.5in" fo:margin-right="0in" fo:line-height="200%" fo:text-align="center" style:justify-single-word="false" fo:text-indent="-0.5in" style:auto-text-indent="false" fo:break-before="page"/>
      <style:text-properties officeooo:rsid="0006cd0f" officeooo:paragraph-rsid="0006cd0f"/>
    </style:style>
    <style:style style:name="P9" style:family="paragraph" style:parent-style-name="Standard" style:master-page-name="">
      <loext:graphic-properties draw:fill-image-width="0in" draw:fill-image-height="0in"/>
      <style:paragraph-properties fo:margin-left="0.5in" fo:margin-right="0in" fo:line-height="200%" fo:text-align="start" style:justify-single-word="false" fo:text-indent="-0.5in" style:auto-text-indent="false" style:page-number="auto" style:shadow="none">
        <style:tab-stops/>
      </style:paragraph-properties>
      <style:text-properties fo:font-size="12pt" officeooo:rsid="0006cd0f" officeooo:paragraph-rsid="0006cd0f" style:font-size-asian="12pt" style:font-size-complex="12pt"/>
    </style:style>
    <style:style style:name="P10" style:family="paragraph" style:parent-style-name="Standard">
      <loext:graphic-properties draw:fill-image-width="0in" draw:fill-image-height="0in"/>
      <style:paragraph-properties fo:margin-left="0.5in" fo:margin-right="0in" fo:line-height="200%" fo:text-align="start" style:justify-single-word="false" fo:text-indent="-0.5in" style:auto-text-indent="false" style:shadow="none">
        <style:tab-stops/>
      </style:paragraph-properties>
      <style:text-properties fo:font-size="12pt" officeooo:rsid="0006cd0f" officeooo:paragraph-rsid="0006cd0f" style:font-size-asian="12pt" style:font-size-complex="12pt"/>
    </style:style>
    <style:style style:name="P11" style:family="paragraph" style:parent-style-name="Standard">
      <loext:graphic-properties draw:fill-image-width="0in" draw:fill-image-height="0in"/>
      <style:paragraph-properties fo:margin-left="0.5in" fo:margin-right="0in" fo:line-height="200%" fo:text-align="start" style:justify-single-word="false" fo:text-indent="-0.5in" style:auto-text-indent="false" style:shadow="none">
        <style:tab-stops/>
      </style:paragraph-properties>
      <style:text-properties fo:font-variant="normal" fo:text-transform="none" fo:color="#333333" style:font-name="Times New Roman" fo:font-size="12pt" fo:letter-spacing="normal" fo:font-style="normal" fo:font-weight="normal" officeooo:rsid="0006cd0f" officeooo:paragraph-rsid="0008afce" style:font-size-asian="12pt" style:font-size-complex="12pt"/>
    </style:style>
    <style:style style:name="P12" style:family="paragraph" style:parent-style-name="Standard">
      <loext:graphic-properties draw:fill-image-width="0in" draw:fill-image-height="0in"/>
      <style:paragraph-properties fo:margin-left="0.5in" fo:margin-right="0in" fo:line-height="200%" fo:text-align="start" style:justify-single-word="false" fo:text-indent="-0.5in" style:auto-text-indent="false" style:shadow="none">
        <style:tab-stops/>
      </style:paragraph-properties>
      <style:text-properties fo:font-variant="normal" fo:text-transform="none" fo:color="#333333" style:font-name="Times New Roman1" fo:font-size="12pt" fo:letter-spacing="normal" fo:font-style="normal" fo:font-weight="normal" officeooo:rsid="0006cd0f" officeooo:paragraph-rsid="0008afce" style:font-size-asian="12pt" style:font-size-complex="12pt"/>
    </style:style>
    <style:style style:name="P13" style:family="paragraph" style:parent-style-name="Standard">
      <loext:graphic-properties draw:fill-image-width="0in" draw:fill-image-height="0in"/>
      <style:paragraph-properties fo:margin-left="0.5in" fo:margin-right="0in" fo:line-height="200%" fo:text-indent="-0.5in" style:auto-text-indent="false" style:shadow="none">
        <style:tab-stops/>
      </style:paragraph-properties>
      <style:text-properties style:font-name="Times New Roman1" fo:font-size="12pt" style:font-size-asian="12pt" style:font-size-complex="12pt"/>
    </style:style>
    <style:style style:name="P14" style:family="paragraph" style:parent-style-name="Standard">
      <style:paragraph-properties fo:margin-left="0.5in" fo:margin-right="0in" fo:line-height="200%" fo:text-align="start" style:justify-single-word="false" fo:text-indent="-0.5in" style:auto-text-indent="false"/>
      <style:text-properties fo:font-variant="normal" fo:text-transform="none" fo:color="#333333" style:font-name="Times New Roman1" fo:font-size="12pt" fo:letter-spacing="normal" fo:font-style="normal" fo:font-weight="normal" officeooo:rsid="0006cd0f" officeooo:paragraph-rsid="0008afce" style:font-size-asian="12pt" style:font-size-complex="12pt"/>
    </style:style>
    <style:style style:name="T1" style:family="text">
      <style:text-properties officeooo:rsid="000535c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6cd0f" style:font-weight-asian="normal" style:font-weight-complex="normal"/>
    </style:style>
    <style:style style:name="T5" style:family="text">
      <style:text-properties fo:font-weight="normal" officeooo:rsid="0006eaab" style:font-weight-asian="normal" style:font-weight-complex="normal"/>
    </style:style>
    <style:style style:name="T6" style:family="text">
      <style:text-properties fo:font-weight="normal" officeooo:rsid="00070fb7" style:font-weight-asian="normal" style:font-weight-complex="normal"/>
    </style:style>
    <style:style style:name="T7" style:family="text">
      <style:text-properties fo:font-weight="normal" officeooo:rsid="0007151d" style:font-weight-asian="normal" style:font-weight-complex="normal"/>
    </style:style>
    <style:style style:name="T8" style:family="text">
      <style:text-properties fo:font-weight="normal" officeooo:rsid="00086f26" style:font-weight-asian="normal" style:font-weight-complex="normal"/>
    </style:style>
    <style:style style:name="T9" style:family="text">
      <style:text-properties fo:font-weight="normal" officeooo:rsid="00087a33" style:font-weight-asian="normal" style:font-weight-complex="normal"/>
    </style:style>
    <style:style style:name="T10" style:family="text">
      <style:text-properties fo:font-weight="normal" officeooo:rsid="0008afce" style:font-weight-asian="normal" style:font-weight-complex="normal"/>
    </style:style>
    <style:style style:name="T11" style:family="text">
      <style:text-properties fo:font-weight="normal" officeooo:rsid="00097957" style:font-weight-asian="normal" style:font-weight-complex="normal"/>
    </style:style>
    <style:style style:name="T12" style:family="text">
      <style:text-properties fo:font-weight="normal" officeooo:rsid="000b63ae" style:font-weight-asian="normal" style:font-weight-complex="normal"/>
    </style:style>
    <style:style style:name="T13" style:family="text">
      <style:text-properties fo:font-weight="normal" officeooo:rsid="000d5b8c" style:font-weight-asian="normal" style:font-weight-complex="normal"/>
    </style:style>
    <style:style style:name="T14" style:family="text">
      <style:text-properties fo:font-weight="normal" officeooo:rsid="000e8d7b" style:font-weight-asian="normal" style:font-weight-complex="normal"/>
    </style:style>
    <style:style style:name="T15" style:family="text">
      <style:text-properties fo:font-weight="normal" officeooo:rsid="0010d41c" style:font-weight-asian="normal" style:font-weight-complex="normal"/>
    </style:style>
    <style:style style:name="T16" style:family="text">
      <style:text-properties fo:font-variant="normal" fo:text-transform="none" fo:color="#333333" style:font-name="Times New Roman" fo:letter-spacing="normal" fo:font-style="normal" fo:font-weight="normal" style:font-weight-asian="normal" style:font-weight-complex="normal"/>
    </style:style>
    <style:style style:name="T17" style:family="text">
      <style:text-properties fo:font-variant="normal" fo:text-transform="none" fo:color="#333333" style:font-name="Times New Roman" fo:letter-spacing="normal" fo:font-style="italic" fo:font-weight="normal" style:font-weight-asian="normal" style:font-weight-complex="normal"/>
    </style:style>
    <style:style style:name="T18" style:family="text">
      <style:text-properties fo:color="#333333" style:font-name="Times New Roman" fo:letter-spacing="normal" fo:font-style="italic" fo:font-weight="normal" style:font-weight-asian="normal" style:font-weight-complex="normal"/>
    </style:style>
    <style:style style:name="T19" style:family="text">
      <style:text-properties style:font-weight-asian="normal" style:font-weight-complex="normal"/>
    </style:style>
    <style:style style:name="T20" style:family="text">
      <style:text-properties style:text-position="super 58%" fo:font-weight="normal" officeooo:rsid="00086f26" style:font-weight-asian="normal" style:font-weight-complex="normal"/>
    </style:style>
    <style:style style:name="T21" style:family="text">
      <style:text-properties fo:color="#000000" style:text-underline-style="none" style:font-weight-asian="normal" style:font-weight-complex="normal"/>
    </style:style>
    <style:style style:name="T22" style:family="text">
      <style:text-properties fo:color="#000000" style:text-underline-style="none" officeooo:rsid="0008afce" style:font-weight-asian="normal" style:font-weight-complex="normal"/>
    </style:style>
    <style:style style:name="T23" style:family="text">
      <style:text-properties style:font-name="Times New Roman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text:span text:style-name="T1">Informational Speech</text:span></text:p>
      <text:p text:style-name="P3">Anja Sheppard</text:p>
      <text:p text:style-name="P4">University of Texas at Dallas</text:p>
      <text:p text:style-name="P4">ECS 1100.<text:span text:style-name="T1">003</text:span></text:p>
      <text:p text:style-name="P5">Instructor: Tanisha Edwards</text:p>
      <text:p text:style-name="P7">The Integrated Circuit</text:p>
      <text:p text:style-name="P6"><text:tab/><text:span text:style-name="T3">So most everyone here has a smartphone, right? And while many may credit the invention of such a device to Steve Jobs’ innovation, or the </text:span><text:span text:style-name="T4">global market allowing for specialization, the real hero is the integrated circuit </text:span><text:span text:style-name="T15">(IC) </text:span><text:span text:style-name="T4">invented right here at Texas Instruments (Ott et. al., 2009).</text:span></text:p>
      <text:p text:style-name="P6"><text:span text:style-name="T4"><text:tab/></text:span><text:span text:style-name="T5">Those that aren’t Electrical Engineering majors may be asking: what is an integrated circuit? </text:span><text:span text:style-name="T6">Well, according to the Encyclopedia Britannica, it’s “an assembly of electronic components fabricated as a single unit” (Saint 2017). </text:span><text:span text:style-name="T7">Rather than taking individual resistors and transistors and sticking them on a breadboard, the integrated circuit (or just a “chip”) allows us to easily fabricate and mass-produce different combinations of these basic electrical building blocks. </text:span></text:p>
      <text:p text:style-name="P6"><text:span text:style-name="T7"><text:tab/></text:span><text:span text:style-name="T8">The story of the microchip’s </text:span><text:span text:style-name="T14">conception</text:span><text:span text:style-name="T8"> began with the invention of the transistor in the early 20</text:span><text:span text:style-name="T20">th</text:span><text:span text:style-name="T8"> century. </text:span><text:span text:style-name="T9">As individual components like the resistor and transistor improved and became smaller, the annoyance of wiring between components became a major issue. In July of 1958 when most employees in TI’s new semiconductor lab were on vacation, Jack Kilby stayed behind to hold the fort. He knew that the proposed “Micro Module” solution, a series of uniformly-s</text:span><text:span text:style-name="T14">i</text:span><text:span text:style-name="T9">zed components that snapped onto a grid, was not the answer. He created a circuit on a sliver of germanium </text:span><text:span text:style-name="T10">and showed a few co-workers, unknowingly changing the way the world uses and manufactures electronics (“The Chip That Jack Built”, 2018).</text:span></text:p>
      <text:p text:style-name="P6"><text:span text:style-name="T10"><text:tab/></text:span><text:span text:style-name="T12">But, like many great inventions, the idea wasn’t accepted at first. </text:span><text:span text:style-name="T13">The Air Force showed some interest, but most of the industry was doubtful. Kilby’s breakthrough came when his boss challenged him to make a calculator as powerful as the current tech which was large and bulky. Kilby’s success with this project kicked off of the personal calculator and brought his chip into the mainstream electrical industry. We can all thank Kilby for our wonderful TI-84’s.</text:span></text:p>
      <text:p text:style-name="P6"><text:span text:style-name="T10"><text:tab/>In 2000, Kilby won the Nobel Prize for Physics for his contribution to the world of engineering and innovation (“The Nobel Prize in Physics 2000”, 2018). The chip made manufacturing and design </text:span><text:soft-page-break/><text:span text:style-name="T10">much easier, and allowed electronic devices to enter our daily lives. Even now, 60 years later, research continues to improve the IC, from studying prevention of stresses on the chip </text:span><text:span text:style-name="T11">to photonic IC’s in fiber optic communication (Kachani &amp; Gartner, 2014).</text:span></text:p>
      <text:p text:style-name="P6"><text:span text:style-name="T11"><text:tab/>Now that you know a bit more about the integrated circuit, you can take a little more pride in the founding company of this university.</text:span></text:p>
      <text:p text:style-name="P8"><text:span text:style-name="T3">References</text:span></text:p>
      <text:p text:style-name="P9"><text:span text:style-name="T16">Kaschani, K. T., &amp; Gartner, R. (2014). Electrical Overstress of Integrated Circuits. </text:span><text:span text:style-name="T17">Microelectronics Reliability,54</text:span><text:span text:style-name="T16">(11), 2410-2416. doi:https://doi.org/10.1016/j.microrel.2014.04.007</text:span></text:p>
      <text:p text:style-name="P10"><text:span text:style-name="T16">Ott, I., Papilloud, C., &amp; Zulsdorf, T. (2009). What Drives Innovation? Causes of and Consequences for Nanotechnologies. </text:span><text:span text:style-name="T18">Managing Global Transitions,7</text:span><text:span text:style-name="T16">(1), 5-26. Retrieved September 11, 2018.</text:span></text:p>
      <text:p text:style-name="P11"><text:span text:style-name="T19">Saint, J. L., &amp; Saint, C. (2017, November 30). Integrated Circuit. Retrieved September 11, 2018, from https://www.britannica.com/technology/integra</text:span><text:span text:style-name="T23">ted-circuit</text:span></text:p>
      <text:p text:style-name="P13"><text:span text:style-name="T19">The Chip That Jack Built. (2018).</text:span><text:span text:style-name="T21"> Retrieved September 11, 2018, from http://www.ti.com/corp/docs/kilbyctr/jackbuilt.shtm</text:span><text:span text:style-name="T22">l</text:span></text:p>
      <text:p text:style-name="P12"><text:span text:style-name="T19">The Nobel Prize in Physics 2000. (2018). Retrieved September 11, 2018, from https://www.nobelprize.org/prizes/physics/2000/summary</text:span></text:p>
      <text:p text:style-name="P14"><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e7b8" officeooo:paragraph-rsid="0004e7b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Informational Speech<text:tab/><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4:58:17.677815989</meta:creation-date>
    <dc:date>2018-09-12T07:50:13.350689674</dc:date>
    <meta:editing-duration>PT28M11S</meta:editing-duration>
    <meta:editing-cycles>3</meta:editing-cycles>
    <meta:generator>LibreOffice/5.1.6.2$Linux_X86_64 LibreOffice_project/10m0$Build-2</meta:generator>
    <meta:document-statistic meta:table-count="0" meta:image-count="0" meta:object-count="0" meta:page-count="4" meta:paragraph-count="19" meta:word-count="509" meta:character-count="3456" meta:non-whitespace-character-count="2958"/>
  </office:meta>
</office:document-meta>
</file>